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width="0cm" draw:marker-start-width="0.15cm" draw:marker-end-width="0.15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 draw:id="id2">
          <draw:frame draw:style-name="gr1" draw:layer="layout" svg:width="2.496cm" svg:height="1.195cm" svg:x="7.007cm" svg:y="1.653cm">
            <draw:text-box>
              <text:p text:style-name="P1">Person</text:p>
            </draw:text-box>
          </draw:frame>
          <draw:custom-shape draw:style-name="gr2" draw:text-style-name="P2" draw:layer="layout" svg:width="3.5cm" svg:height="1.5cm" svg:x="6.505cm" svg:y="1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5cm" svg:height="1.5cm" svg:x="6.51cm" svg:y="3cm">
            <text:p text:style-name="P1"/>
            <draw:enhanced-geometry svg:viewBox="0 0 21600 21600" draw:type="rectangle" draw:enhanced-path="M 0 0 L 21600 0 21600 21600 0 21600 0 0 Z N"/>
          </draw:custom-shape>
          <draw:frame draw:style-name="gr1" draw:text-style-name="P4" draw:layer="layout" svg:width="3.279cm" svg:height="0.835cm" svg:x="6.616cm" svg:y="2.997cm">
            <draw:text-box>
              <text:p text:style-name="P3"><text:span text:style-name="T1">firstname: string</text:span></text:p>
            </draw:text-box>
          </draw:frame>
          <draw:frame draw:style-name="gr1" draw:text-style-name="P4" draw:layer="layout" svg:width="3.254cm" svg:height="0.835cm" svg:x="6.628cm" svg:y="3.597cm">
            <draw:text-box>
              <text:p text:style-name="P3"><text:span text:style-name="T1">lastname: string</text:span></text:p>
            </draw:text-box>
          </draw:frame>
        </draw:g>
        <draw:g draw:id="id1">
          <draw:frame draw:style-name="gr1" draw:layer="layout" svg:width="2.686cm" svg:height="1.195cm" svg:x="11.979cm" svg:y="7.253cm">
            <draw:text-box>
              <text:p text:style-name="P1">Student</text:p>
            </draw:text-box>
          </draw:frame>
          <draw:custom-shape draw:style-name="gr2" draw:text-style-name="P2" draw:layer="layout" svg:width="3.5cm" svg:height="1.5cm" svg:x="11.572cm" svg:y="7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5cm" svg:height="1.5cm" svg:x="11.572cm" svg:y="8.6cm">
            <text:p text:style-name="P1"/>
            <draw:enhanced-geometry svg:viewBox="0 0 21600 21600" draw:type="rectangle" draw:enhanced-path="M 0 0 L 21600 0 21600 21600 0 21600 0 0 Z N"/>
          </draw:custom-shape>
          <draw:frame draw:style-name="gr1" draw:text-style-name="P4" draw:layer="layout" svg:width="3.516cm" svg:height="0.835cm" svg:x="11.564cm" svg:y="8.597cm">
            <draw:text-box>
              <text:p text:style-name="P3"><text:span text:style-name="T1">begin_year: short</text:span></text:p>
            </draw:text-box>
          </draw:frame>
        </draw:g>
        <draw:connector draw:style-name="gr3" draw:text-style-name="P2" draw:layer="layout" svg:x1="13.322cm" svg:y1="7.1cm" svg:x2="8.257cm" svg:y2="4.5cm" draw:start-shape="id1" draw:start-glue-point="0" draw:end-shape="id2" draw:end-glue-point="2">
          <text:p text:style-name="P1"/>
        </draw:connector>
        <draw:g draw:id="id3">
          <draw:frame draw:style-name="gr1" draw:layer="layout" svg:width="2.771cm" svg:height="1.195cm" svg:x="2.653cm" svg:y="7.253cm">
            <draw:text-box>
              <text:p text:style-name="P1">Teacher</text:p>
            </draw:text-box>
          </draw:frame>
          <draw:custom-shape draw:style-name="gr2" draw:text-style-name="P2" draw:layer="layout" svg:width="3.5cm" svg:height="1.5cm" svg:x="2.246cm" svg:y="7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5cm" svg:height="1.5cm" svg:x="2.246cm" svg:y="8.6cm">
            <text:p text:style-name="P1"/>
            <draw:enhanced-geometry svg:viewBox="0 0 21600 21600" draw:type="rectangle" draw:enhanced-path="M 0 0 L 21600 0 21600 21600 0 21600 0 0 Z N"/>
          </draw:custom-shape>
        </draw:g>
        <draw:connector draw:style-name="gr3" draw:text-style-name="P2" draw:layer="layout" svg:x1="3.996cm" svg:y1="7.1cm" svg:x2="8.257cm" svg:y2="4.5cm" draw:start-shape="id3" draw:start-glue-point="0" draw:end-shape="id2" draw:end-glue-point="2">
          <text:p text:style-name="P1"/>
        </draw:connector>
        <draw:frame draw:style-name="gr1" draw:layer="layout" svg:width="2.547cm" svg:height="1.195cm" svg:x="8.059cm" svg:y="12.653cm">
          <draw:text-box>
            <text:p text:style-name="P1">Course</text:p>
          </draw:text-box>
        </draw:frame>
        <draw:custom-shape draw:style-name="gr2" draw:text-style-name="P2" draw:id="id4" draw:layer="layout" svg:width="3.5cm" svg:height="1.5cm" svg:x="7.582cm" svg:y="12.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7.582cm" svg:y="14cm">
          <text:p text:style-name="P1"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2.28cm" svg:height="0.835cm" svg:x="8.192cm" svg:y="13.997cm">
          <draw:text-box>
            <text:p text:style-name="P3"><text:span text:style-name="T1">title: string</text:span></text:p>
          </draw:text-box>
        </draw:frame>
        <draw:frame draw:style-name="gr1" draw:text-style-name="P4" draw:layer="layout" svg:width="3.554cm" svg:height="0.835cm" svg:x="7.555cm" svg:y="14.597cm">
          <draw:text-box>
            <text:p text:style-name="P3"><text:span text:style-name="T1">description: string</text:span></text:p>
          </draw:text-box>
        </draw:frame>
        <draw:connector draw:style-name="gr4" draw:text-style-name="P2" draw:layer="layout" svg:x1="7.582cm" svg:y1="13.25cm" svg:x2="3.996cm" svg:y2="10.1cm" draw:start-shape="id4" draw:start-glue-point="3" draw:end-shape="id3" draw:end-glue-point="2">
          <text:p text:style-name="P1"/>
        </draw:connector>
        <draw:frame draw:style-name="gr1" draw:text-style-name="P5" draw:layer="layout" svg:width="1.988cm" svg:height="0.882cm" svg:x="5.5cm" svg:y="12.2cm">
          <draw:text-box>
            <text:p text:style-name="P1"><text:span text:style-name="T2">courses</text:span></text:p>
          </draw:text-box>
        </draw:frame>
        <draw:frame draw:style-name="gr1" draw:text-style-name="P7" draw:layer="layout" svg:width="1.92cm" svg:height="0.882cm" svg:x="2cm" svg:y="10.2cm">
          <draw:text-box>
            <text:p text:style-name="P6"><text:span text:style-name="T2">teacher</text:span></text:p>
          </draw:text-box>
        </draw:frame>
        <draw:frame draw:style-name="gr1" draw:text-style-name="P7" draw:layer="layout" svg:width="0.739cm" svg:height="0.882cm" svg:x="4.2cm" svg:y="10.2cm">
          <draw:text-box>
            <text:p text:style-name="P6"><text:span text:style-name="T2">1</text:span></text:p>
          </draw:text-box>
        </draw:frame>
        <draw:frame draw:style-name="gr1" draw:text-style-name="P7" draw:layer="layout" svg:width="1.141cm" svg:height="0.882cm" svg:x="5.9cm" svg:y="13.3cm">
          <draw:text-box>
            <text:p text:style-name="P6"><text:span text:style-name="T2">0..*</text:span></text:p>
          </draw:text-box>
        </draw:frame>
        <draw:connector draw:style-name="gr4" draw:text-style-name="P2" draw:layer="layout" svg:x1="11.082cm" svg:y1="13.25cm" svg:x2="13.322cm" svg:y2="10.1cm" draw:start-shape="id4" draw:start-glue-point="1" draw:end-shape="id1" draw:end-glue-point="2">
          <text:p text:style-name="P1"/>
        </draw:connector>
        <draw:frame draw:style-name="gr1" draw:text-style-name="P7" draw:layer="layout" svg:width="2.111cm" svg:height="0.882cm" svg:x="13.5cm" svg:y="10.2cm">
          <draw:text-box>
            <text:p text:style-name="P6"><text:span text:style-name="T2">students</text:span></text:p>
          </draw:text-box>
        </draw:frame>
        <draw:frame draw:style-name="gr1" draw:text-style-name="P7" draw:layer="layout" svg:width="1.141cm" svg:height="0.882cm" svg:x="12.101cm" svg:y="10.2cm">
          <draw:text-box>
            <text:p text:style-name="P6"><text:span text:style-name="T2">0..*</text:span></text:p>
          </draw:text-box>
        </draw:frame>
        <draw:frame draw:style-name="gr1" draw:text-style-name="P5" draw:layer="layout" svg:width="1.988cm" svg:height="0.882cm" svg:x="11.2cm" svg:y="12.2cm">
          <draw:text-box>
            <text:p text:style-name="P1"><text:span text:style-name="T2">courses</text:span></text:p>
          </draw:text-box>
        </draw:frame>
        <draw:frame draw:style-name="gr1" draw:text-style-name="P7" draw:layer="layout" svg:width="1.141cm" svg:height="0.882cm" svg:x="11.5cm" svg:y="13.3cm">
          <draw:text-box>
            <text:p text:style-name="P6"><text:span text:style-name="T2">0..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François Déchelle</meta:initial-creator>
    <meta:creation-date>2008-02-11T16:21:51</meta:creation-date>
    <dc:creator>François Déchelle</dc:creator>
    <dc:date>2008-02-11T17:02:51</dc:date>
    <meta:editing-cycles>18</meta:editing-cycles>
    <meta:editing-duration>PT22M49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